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iberation Snas" svg:font-family="'Liberation Snas'"/>
    <style:font-face style:name="Mangal1" svg:font-family="Mangal"/>
    <style:font-face style:name="Liberation Serif1" svg:font-family="'Liberation Serif'" style:font-family-generic="roman"/>
    <style:font-face style:name="Noto Serif" svg:font-family="'Noto Serif'" style:font-family-generic="roman"/>
    <style:font-face style:name="Liberation Sans" svg:font-family="'Liberation Sans'" style:font-family-generic="swiss"/>
    <style:font-face style:name="Liberation Sans1" svg:font-family="'Liberation Sans'" style:font-adornments="Bold" style:font-family-generic="swiss"/>
    <style:font-face style:name="Noto Sans1" svg:font-family="'Noto Sans'" style:font-family-generic="swiss"/>
    <style:font-face style:name="Noto Sans" svg:font-family="'Noto Sans'" style:font-adornments="Bold" style:font-family-generic="swiss"/>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Subtitle">
      <style:text-properties officeooo:paragraph-rsid="0000c910"/>
    </style:style>
    <style:style style:name="P5" style:family="paragraph" style:parent-style-name="Text_20_body">
      <style:text-properties style:font-name="Liberation Sans2" fo:font-size="18pt" officeooo:rsid="0000c910" officeooo:paragraph-rsid="0000c910" style:font-name-asian="Microsoft YaHei" style:font-size-asian="18pt" style:font-name-complex="Mangal" style:font-size-complex="18pt"/>
    </style:style>
    <style:style style:name="P6" style:family="paragraph" style:parent-style-name="Text_20_body">
      <style:paragraph-properties fo:text-align="center" style:justify-single-word="false"/>
      <style:text-properties style:font-name="Liberation Sans2" fo:font-size="15pt" officeooo:rsid="000158cf" officeooo:paragraph-rsid="000158cf" style:font-name-asian="Microsoft YaHei" style:font-size-asian="15pt" style:font-name-complex="Mangal" style:font-size-complex="15pt"/>
    </style:style>
    <style:style style:name="P7" style:family="paragraph" style:parent-style-name="Text_20_body">
      <style:paragraph-properties fo:text-align="center" style:justify-single-word="false"/>
      <style:text-properties style:font-name="Liberation Sans2" fo:font-size="13pt" officeooo:rsid="000158cf" officeooo:paragraph-rsid="000158cf" style:font-name-asian="Microsoft YaHei" style:font-size-asian="13pt" style:font-name-complex="Mangal" style:font-size-complex="13pt"/>
    </style:style>
    <style:style style:name="P8" style:family="paragraph" style:parent-style-name="Text_20_body">
      <style:text-properties style:font-name="Liberation Sans2" officeooo:rsid="000d12cf" officeooo:paragraph-rsid="000d12cf"/>
    </style:style>
    <style:style style:name="P9" style:family="paragraph" style:parent-style-name="Text_20_body">
      <style:text-properties style:font-name="Liberation Sans2" officeooo:rsid="000477e5" officeooo:paragraph-rsid="000477e5"/>
    </style:style>
    <style:style style:name="P10" style:family="paragraph" style:parent-style-name="Text_20_body">
      <style:text-properties style:font-name="Liberation Sans2" officeooo:rsid="000b4da0" officeooo:paragraph-rsid="000b4da0"/>
    </style:style>
    <style:style style:name="P11" style:family="paragraph" style:parent-style-name="Text_20_body">
      <style:text-properties style:font-name="Liberation Sans2" officeooo:rsid="000ee398" officeooo:paragraph-rsid="000ee398"/>
    </style:style>
    <style:style style:name="P12" style:family="paragraph" style:parent-style-name="Text_20_body">
      <style:text-properties style:font-name="Liberation Sans2" officeooo:rsid="0018c7fa" officeooo:paragraph-rsid="0018c7fa" style:font-name-asian="Microsoft YaHei" style:font-name-complex="Mangal"/>
    </style:style>
    <style:style style:name="P13" style:family="paragraph" style:parent-style-name="Text_20_body">
      <style:text-properties officeooo:rsid="000477e5" officeooo:paragraph-rsid="000477e5"/>
    </style:style>
    <style:style style:name="P14" style:family="paragraph" style:parent-style-name="Text_20_body">
      <style:text-properties officeooo:rsid="000477e5" officeooo:paragraph-rsid="000b4da0"/>
    </style:style>
    <style:style style:name="P15" style:family="paragraph" style:parent-style-name="Text_20_body">
      <style:text-properties officeooo:paragraph-rsid="0005cc07"/>
    </style:style>
    <style:style style:name="P16" style:family="paragraph" style:parent-style-name="Text_20_body">
      <style:text-properties officeooo:rsid="00077727" officeooo:paragraph-rsid="000b4da0"/>
    </style:style>
    <style:style style:name="P17" style:family="paragraph" style:parent-style-name="Text_20_body">
      <style:text-properties style:font-name="Liberation Sans3" officeooo:rsid="0011845e" officeooo:paragraph-rsid="0011845e"/>
    </style:style>
    <style:style style:name="P18" style:family="paragraph" style:parent-style-name="Text_20_body">
      <style:text-properties style:font-name="Liberation Sans3" officeooo:rsid="0012d4b9" officeooo:paragraph-rsid="0012d4b9"/>
    </style:style>
    <style:style style:name="P19" style:family="paragraph" style:parent-style-name="Text_20_body">
      <style:text-properties style:font-name="Liberation Sans3" officeooo:rsid="00137a93" officeooo:paragraph-rsid="00137a93"/>
    </style:style>
    <style:style style:name="P20" style:family="paragraph" style:parent-style-name="Text_20_body">
      <style:text-properties style:font-name="Liberation Sans3" officeooo:rsid="00137a93" officeooo:paragraph-rsid="0014d7b0"/>
    </style:style>
    <style:style style:name="P21" style:family="paragraph" style:parent-style-name="Text_20_body">
      <style:text-properties style:font-name="Liberation Sans3" fo:font-weight="bold" officeooo:rsid="0017864c" officeooo:paragraph-rsid="0017864c" style:font-weight-asian="bold" style:font-weight-complex="bold"/>
    </style:style>
    <style:style style:name="P22" style:family="paragraph" style:parent-style-name="Text_20_body">
      <style:text-properties style:font-name="Liberation Sans3" fo:font-weight="bold" officeooo:rsid="0018c7fa" officeooo:paragraph-rsid="0018c7fa" style:font-weight-asian="bold" style:font-weight-complex="bold"/>
    </style:style>
    <style:style style:name="P23" style:family="paragraph" style:parent-style-name="Text_20_body">
      <style:text-properties style:font-name="Liberation Sans3" officeooo:rsid="000f34fe" officeooo:paragraph-rsid="000f34fe"/>
    </style:style>
    <style:style style:name="P24" style:family="paragraph" style:parent-style-name="Text_20_body">
      <style:text-properties officeooo:paragraph-rsid="00159635"/>
    </style:style>
    <style:style style:name="P25" style:family="paragraph" style:parent-style-name="Text_20_body">
      <style:text-properties officeooo:rsid="0017864c" officeooo:paragraph-rsid="0017864c"/>
    </style:style>
    <style:style style:name="P26" style:family="paragraph" style:parent-style-name="Text_20_body">
      <style:text-properties style:font-name="Liberation Snas" fo:font-weight="bold" officeooo:rsid="0018c7fa" officeooo:paragraph-rsid="0018c7fa" style:font-weight-asian="bold" style:font-weight-complex="bold"/>
    </style:style>
    <style:style style:name="P27" style:family="paragraph" style:parent-style-name="Text_20_body">
      <style:paragraph-properties fo:margin-top="0in" fo:margin-bottom="0in" loext:contextual-spacing="false" fo:line-height="100%"/>
      <style:text-properties style:font-name="Liberation Sans3" officeooo:rsid="0011845e" officeooo:paragraph-rsid="0011845e"/>
    </style:style>
    <style:style style:name="P28" style:family="paragraph" style:parent-style-name="Text_20_body">
      <style:paragraph-properties fo:margin-top="0in" fo:margin-bottom="0in" loext:contextual-spacing="false" fo:line-height="115%"/>
      <style:text-properties style:font-name="Liberation Sans3" officeooo:rsid="0012d4b9" officeooo:paragraph-rsid="0012d4b9"/>
    </style:style>
    <style:style style:name="P29" style:family="paragraph" style:parent-style-name="Text_20_body">
      <style:paragraph-properties fo:margin-top="0in" fo:margin-bottom="0in" loext:contextual-spacing="false" fo:line-height="100%"/>
      <style:text-properties style:font-name="Liberation Sans2" officeooo:rsid="0018c7fa" officeooo:paragraph-rsid="0018c7fa" style:font-name-asian="Microsoft YaHei" style:font-name-complex="Mangal"/>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7283in"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Heading_20_1" style:list-style-name=""/>
    <style:style style:name="P34" style:family="paragraph" style:parent-style-name="Heading_20_1">
      <style:paragraph-properties fo:break-before="page"/>
    </style:style>
    <style:style style:name="P35" style:family="paragraph" style:parent-style-name="Heading_20_1">
      <style:paragraph-properties fo:break-before="page"/>
      <style:text-properties officeooo:paragraph-rsid="0017864c"/>
    </style:style>
    <style:style style:name="P36" style:family="paragraph" style:parent-style-name="Heading_20_2">
      <style:text-properties officeooo:paragraph-rsid="00081b63"/>
    </style:style>
    <style:style style:name="P37" style:family="paragraph" style:parent-style-name="Heading_20_2">
      <style:text-properties style:font-name="Liberation Sans2" fo:font-size="16.1000003814697pt" fo:font-weight="bold" officeooo:rsid="00081b63" officeooo:paragraph-rsid="00081b63" style:font-name-asian="Microsoft YaHei" style:font-size-asian="16.1000003814697pt" style:font-weight-asian="bold" style:font-name-complex="Mangal" style:font-size-complex="16.1000003814697pt" style:font-weight-complex="bold"/>
    </style:style>
    <style:style style:name="P38" style:family="paragraph" style:parent-style-name="Heading_20_2">
      <style:text-properties style:font-name="Liberation Sans2" fo:font-size="16.1000003814697pt" fo:font-weight="bold" officeooo:rsid="00137a93" officeooo:paragraph-rsid="00137a93" style:font-name-asian="Microsoft YaHei" style:font-size-asian="16.1000003814697pt" style:font-weight-asian="bold" style:font-name-complex="Mangal" style:font-size-complex="16.1000003814697pt" style:font-weight-complex="bold"/>
    </style:style>
    <style:style style:name="P39" style:family="paragraph" style:parent-style-name="Heading_20_2">
      <style:text-properties style:font-name="Liberation Sans2" fo:font-size="16.1000003814697pt" fo:font-weight="bold" officeooo:rsid="0017864c" officeooo:paragraph-rsid="0018c7fa" style:font-name-asian="Microsoft YaHei" style:font-size-asian="16.1000003814697pt" style:font-weight-asian="bold" style:font-name-complex="Mangal" style:font-size-complex="16.1000003814697pt" style:font-weight-complex="bold"/>
    </style:style>
    <style:style style:name="P40" style:family="paragraph" style:parent-style-name="Heading_20_2">
      <style:text-properties officeooo:rsid="000b4da0" officeooo:paragraph-rsid="000b4da0"/>
    </style:style>
    <style:style style:name="P41" style:family="paragraph" style:parent-style-name="Heading_20_2">
      <style:text-properties officeooo:paragraph-rsid="000b4da0"/>
    </style:style>
    <style:style style:name="P42" style:family="paragraph" style:parent-style-name="Heading_20_2">
      <style:text-properties officeooo:rsid="000d12cf" officeooo:paragraph-rsid="000d12cf"/>
    </style:style>
    <style:style style:name="P43" style:family="paragraph" style:parent-style-name="Heading_20_2">
      <style:text-properties officeooo:rsid="000ee398" officeooo:paragraph-rsid="000ee398"/>
    </style:style>
    <style:style style:name="P44" style:family="paragraph" style:parent-style-name="Heading_20_2">
      <style:text-properties officeooo:rsid="0018c7fa" officeooo:paragraph-rsid="0018c7fa"/>
    </style:style>
    <style:style style:name="P45" style:family="paragraph" style:parent-style-name="Heading_20_2">
      <style:text-properties officeooo:rsid="0011845e" officeooo:paragraph-rsid="0011845e"/>
    </style:style>
    <style:style style:name="P46" style:family="paragraph" style:parent-style-name="Heading_20_2">
      <style:text-properties officeooo:rsid="000f94d0" officeooo:paragraph-rsid="0012d4b9"/>
    </style:style>
    <style:style style:name="P47" style:family="paragraph" style:parent-style-name="Heading_20_2">
      <style:text-properties officeooo:rsid="0012d4b9" officeooo:paragraph-rsid="0012d4b9"/>
    </style:style>
    <style:style style:name="P48" style:family="paragraph" style:parent-style-name="Heading_20_2">
      <style:text-properties officeooo:rsid="00137a93" officeooo:paragraph-rsid="00137a93"/>
    </style:style>
    <style:style style:name="P49" style:family="paragraph" style:parent-style-name="Heading_20_2">
      <style:text-properties officeooo:paragraph-rsid="0014d7b0"/>
    </style:style>
    <style:style style:name="P50" style:family="paragraph" style:parent-style-name="Heading_20_2">
      <style:text-properties officeooo:rsid="0017864c" officeooo:paragraph-rsid="0017864c"/>
    </style:style>
    <style:style style:name="P51" style:family="paragraph" style:parent-style-name="Text_20_body" style:list-style-name="L1">
      <style:text-properties style:font-name="Liberation Sans3" officeooo:rsid="000d12cf" officeooo:paragraph-rsid="000d12cf"/>
    </style:style>
    <style:style style:name="P52" style:family="paragraph" style:parent-style-name="Text_20_body" style:list-style-name="L1">
      <style:text-properties style:font-name="Liberation Sans3" officeooo:rsid="000dc742" officeooo:paragraph-rsid="000dc742"/>
    </style:style>
    <style:style style:name="P53" style:family="paragraph" style:parent-style-name="Text_20_body" style:list-style-name="L1">
      <style:text-properties style:font-name="Liberation Sans3" officeooo:rsid="000e1136" officeooo:paragraph-rsid="000e1136"/>
    </style:style>
    <style:style style:name="P54" style:family="paragraph" style:parent-style-name="Text_20_body">
      <style:text-properties style:font-name="Liberation Sans3" fo:font-weight="bold" officeooo:rsid="0018c7fa" officeooo:paragraph-rsid="0018c7fa" style:font-weight-asian="bold" style:font-weight-complex="bold"/>
    </style:style>
    <style:style style:name="P55" style:family="paragraph" style:parent-style-name="Text_20_body">
      <style:text-properties style:font-name="Liberation Sans3" fo:font-weight="bold" officeooo:rsid="0017864c" officeooo:paragraph-rsid="0017864c" style:font-weight-asian="bold" style:font-weight-complex="bold"/>
    </style:style>
    <style:style style:name="P56" style:family="paragraph" style:parent-style-name="Text_20_body">
      <style:text-properties style:font-name="Liberation Sans3" fo:font-weight="bold" officeooo:rsid="00269f63" officeooo:paragraph-rsid="00269f63" style:font-weight-asian="bold" style:font-weight-complex="bold"/>
    </style:style>
    <style:style style:name="P57" style:family="paragraph" style:parent-style-name="Text_20_body">
      <style:text-properties style:font-name="Liberation Snas" fo:font-weight="bold" officeooo:rsid="0018c7fa" officeooo:paragraph-rsid="0018c7fa" style:font-weight-asian="bold" style:font-weight-complex="bold"/>
    </style:style>
    <style:style style:name="P58" style:family="paragraph" style:parent-style-name="Text_20_body">
      <style:text-properties style:font-name="Liberation Snas" fo:font-weight="bold" officeooo:rsid="00269f63" officeooo:paragraph-rsid="00269f63" style:font-weight-asian="bold" style:font-weight-complex="bold"/>
    </style:style>
    <style:style style:name="P59" style:family="paragraph" style:parent-style-name="Text_20_body" style:list-style-name="L2">
      <style:paragraph-properties fo:margin-top="0in" fo:margin-bottom="0in" loext:contextual-spacing="false" fo:line-height="100%"/>
      <style:text-properties style:font-name="Liberation Sans2" officeooo:rsid="0018c7fa" officeooo:paragraph-rsid="0018c7fa" style:font-name-asian="Microsoft YaHei" style:font-name-complex="Mangal"/>
    </style:style>
    <style:style style:name="P60" style:family="paragraph" style:parent-style-name="Text_20_body" style:list-style-name="L2">
      <style:paragraph-properties fo:margin-top="0in" fo:margin-bottom="0in" loext:contextual-spacing="false" fo:line-height="100%"/>
      <style:text-properties officeooo:rsid="0018c7fa" officeooo:paragraph-rsid="0018c7fa"/>
    </style:style>
    <style:style style:name="P61" style:family="paragraph" style:parent-style-name="Text_20_body" style:list-style-name="L3">
      <style:paragraph-properties fo:margin-top="0in" fo:margin-bottom="0in" loext:contextual-spacing="false" fo:line-height="100%"/>
      <style:text-properties style:font-name="Liberation Sans3" officeooo:rsid="0011845e" officeooo:paragraph-rsid="0011845e"/>
    </style:style>
    <style:style style:name="P62" style:family="paragraph" style:parent-style-name="Text_20_body" style:list-style-name="L4">
      <style:paragraph-properties fo:margin-top="0in" fo:margin-bottom="0in" loext:contextual-spacing="false" fo:line-height="100%"/>
      <style:text-properties style:font-name="Liberation Sans3" officeooo:rsid="0011845e" officeooo:paragraph-rsid="0011845e"/>
    </style:style>
    <style:style style:name="P63" style:family="paragraph" style:parent-style-name="Text_20_body" style:list-style-name="L4">
      <style:paragraph-properties fo:margin-top="0in" fo:margin-bottom="0in" loext:contextual-spacing="false" fo:line-height="100%"/>
      <style:text-properties style:font-name="Liberation Sans3" officeooo:rsid="0012d4b9" officeooo:paragraph-rsid="0012d4b9"/>
    </style:style>
    <style:style style:name="P64" style:family="paragraph" style:parent-style-name="Text_20_body" style:list-style-name="L3">
      <style:paragraph-properties fo:margin-top="0in" fo:margin-bottom="0in" loext:contextual-spacing="false" fo:line-height="100%"/>
      <style:text-properties officeooo:paragraph-rsid="0011845e"/>
    </style:style>
    <style:style style:name="T1" style:family="text">
      <style:text-properties officeooo:rsid="0000c910"/>
    </style:style>
    <style:style style:name="T2" style:family="text">
      <style:text-properties style:font-name="Liberation Sans2"/>
    </style:style>
    <style:style style:name="T3" style:family="text">
      <style:text-properties style:font-name="Liberation Sans2" fo:font-size="18.2000007629395pt" fo:font-weight="bold" officeooo:rsid="000158cf" style:font-name-asian="Microsoft YaHei" style:font-size-asian="18.2000007629395pt" style:font-weight-asian="bold" style:font-name-complex="Mangal" style:font-size-complex="18.2000007629395pt" style:font-weight-complex="bold"/>
    </style:style>
    <style:style style:name="T4" style:family="text">
      <style:text-properties style:font-name="Liberation Sans2" fo:font-size="18.2000007629395pt" fo:font-weight="bold" officeooo:rsid="0002d01b" style:font-name-asian="Microsoft YaHei" style:font-size-asian="18.2000007629395pt" style:font-weight-asian="bold" style:font-name-complex="Mangal" style:font-size-complex="18.2000007629395pt" style:font-weight-complex="bold"/>
    </style:style>
    <style:style style:name="T5" style:family="text">
      <style:text-properties style:font-name="Liberation Sans2" fo:font-size="18.2000007629395pt" fo:font-weight="bold" officeooo:rsid="00040b1d" style:font-name-asian="Microsoft YaHei" style:font-size-asian="18.2000007629395pt" style:font-weight-asian="bold" style:font-name-complex="Mangal" style:font-size-complex="18.2000007629395pt" style:font-weight-complex="bold"/>
    </style:style>
    <style:style style:name="T6" style:family="text">
      <style:text-properties style:font-name="Liberation Sans2" fo:font-size="18.2000007629395pt" fo:font-weight="bold" officeooo:rsid="0017864c" style:font-name-asian="Microsoft YaHei" style:font-size-asian="18.2000007629395pt" style:font-weight-asian="bold" style:font-name-complex="Mangal" style:font-size-complex="18.2000007629395pt" style:font-weight-complex="bold"/>
    </style:style>
    <style:style style:name="T7" style:family="text">
      <style:text-properties style:font-name="Liberation Sans2" fo:font-size="18.2000007629395pt" fo:font-weight="bold" officeooo:rsid="001a0668" style:font-name-asian="Microsoft YaHei" style:font-size-asian="18.2000007629395pt" style:font-weight-asian="bold" style:font-name-complex="Mangal" style:font-size-complex="18.2000007629395pt" style:font-weight-complex="bold"/>
    </style:style>
    <style:style style:name="T8" style:family="text">
      <style:text-properties style:font-name="Liberation Sans2" style:font-name-asian="Microsoft YaHei" style:font-name-complex="Mangal"/>
    </style:style>
    <style:style style:name="T9" style:family="text">
      <style:text-properties style:font-name="Liberation Sans2" officeooo:rsid="000af849" style:font-name-asian="Microsoft YaHei" style:font-name-complex="Mangal"/>
    </style:style>
    <style:style style:name="T10" style:family="text">
      <style:text-properties style:font-name="Liberation Sans2" officeooo:rsid="000f94d0" style:font-name-asian="Microsoft YaHei" style:font-name-complex="Mangal"/>
    </style:style>
    <style:style style:name="T11" style:family="text">
      <style:text-properties style:font-name="Liberation Sans2" officeooo:rsid="001944a6" style:font-name-asian="Microsoft YaHei" style:font-name-complex="Mangal"/>
    </style:style>
    <style:style style:name="T12" style:family="text">
      <style:text-properties style:font-name="Liberation Sans2" officeooo:rsid="001fdc8c" style:font-name-asian="Microsoft YaHei" style:font-name-complex="Mangal"/>
    </style:style>
    <style:style style:name="T13" style:family="text">
      <style:text-properties style:font-name="Liberation Sans2" officeooo:rsid="00234d88" style:font-name-asian="Microsoft YaHei" style:font-name-complex="Mangal"/>
    </style:style>
    <style:style style:name="T14" style:family="text">
      <style:text-properties style:font-name="Liberation Sans2" fo:font-size="16.1000003814697pt" fo:font-weight="bold" officeooo:rsid="0017864c" style:font-name-asian="Microsoft YaHei" style:font-size-asian="16.1000003814697pt" style:font-weight-asian="bold" style:font-name-complex="Mangal" style:font-size-complex="16.1000003814697pt" style:font-weight-complex="bold"/>
    </style:style>
    <style:style style:name="T15" style:family="text">
      <style:text-properties style:font-name="Liberation Sans2" fo:font-size="16.1000003814697pt" fo:font-weight="bold" officeooo:rsid="000477e5" style:font-name-asian="Microsoft YaHei" style:font-size-asian="16.1000003814697pt" style:font-weight-asian="bold" style:font-name-complex="Mangal" style:font-size-complex="16.1000003814697pt" style:font-weight-complex="bold"/>
    </style:style>
    <style:style style:name="T16" style:family="text">
      <style:text-properties style:font-name="Liberation Sans2" fo:font-size="16.1000003814697pt" fo:font-weight="bold" officeooo:rsid="00081b63" style:font-name-asian="Microsoft YaHei" style:font-size-asian="16.1000003814697pt" style:font-weight-asian="bold" style:font-name-complex="Mangal" style:font-size-complex="16.1000003814697pt" style:font-weight-complex="bold"/>
    </style:style>
    <style:style style:name="T17" style:family="text">
      <style:text-properties style:font-name="Liberation Sans2" fo:font-size="18pt" officeooo:rsid="0000c910" style:font-name-asian="Microsoft YaHei" style:font-size-asian="18pt" style:font-name-complex="Mangal" style:font-size-complex="18pt"/>
    </style:style>
    <style:style style:name="T18" style:family="text">
      <style:text-properties style:font-name="Liberation Sans2" fo:font-size="18pt" officeooo:rsid="001b1a0a" style:font-name-asian="Microsoft YaHei" style:font-size-asian="18pt" style:font-name-complex="Mangal" style:font-size-complex="18pt"/>
    </style:style>
    <style:style style:name="T19" style:family="text">
      <style:text-properties style:font-name="Liberation Sans2" officeooo:rsid="000477e5"/>
    </style:style>
    <style:style style:name="T20" style:family="text">
      <style:text-properties style:font-name="Liberation Sans2" officeooo:rsid="0005cc07"/>
    </style:style>
    <style:style style:name="T21" style:family="text">
      <style:text-properties style:font-name="Liberation Sans2" officeooo:rsid="00077727"/>
    </style:style>
    <style:style style:name="T22" style:family="text">
      <style:text-properties style:font-name="Liberation Sans2" officeooo:rsid="00081b63"/>
    </style:style>
    <style:style style:name="T23" style:family="text">
      <style:text-properties style:font-name="Liberation Sans2" officeooo:rsid="000af849"/>
    </style:style>
    <style:style style:name="T24" style:family="text">
      <style:text-properties style:font-name="Liberation Sans2" officeooo:rsid="000b4da0"/>
    </style:style>
    <style:style style:name="T25" style:family="text">
      <style:text-properties style:font-name="Liberation Sans2" officeooo:rsid="000ee398"/>
    </style:style>
    <style:style style:name="T26" style:family="text">
      <style:text-properties style:font-name="Liberation Sans2" fo:font-style="normal" style:font-style-asian="normal" style:font-style-complex="normal"/>
    </style:style>
    <style:style style:name="T27" style:family="text">
      <style:text-properties officeooo:rsid="0002d01b"/>
    </style:style>
    <style:style style:name="T28" style:family="text">
      <style:text-properties style:font-name="Liberation Sans" style:font-name-asian="Microsoft YaHei" style:font-name-complex="Mangal"/>
    </style:style>
    <style:style style:name="T29" style:family="text">
      <style:text-properties style:font-name="Liberation Sans" officeooo:rsid="000f94d0" style:font-name-asian="Microsoft YaHei" style:font-name-complex="Mangal"/>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1fdc8c" style:font-style-asian="normal" style:font-style-complex="normal"/>
    </style:style>
    <style:style style:name="T33" style:family="text">
      <style:text-properties officeooo:rsid="000dc742"/>
    </style:style>
    <style:style style:name="T34" style:family="text">
      <style:text-properties style:font-name="Liberation Sans3" officeooo:rsid="00159635"/>
    </style:style>
    <style:style style:name="T35" style:family="text">
      <style:text-properties style:font-name="Liberation Sans3" officeooo:rsid="001fdc8c"/>
    </style:style>
    <style:style style:name="T36" style:family="text">
      <style:text-properties style:font-name="Liberation Sans3" officeooo:rsid="0011845e"/>
    </style:style>
    <style:style style:name="T37" style:family="text">
      <style:text-properties style:font-name="Liberation Sans3" officeooo:rsid="00225b9c"/>
    </style:style>
    <style:style style:name="T38" style:family="text">
      <style:text-properties style:font-name="Liberation Sans3" officeooo:rsid="00269349"/>
    </style:style>
    <style:style style:name="T39" style:family="text">
      <style:text-properties officeooo:rsid="0012d4b9"/>
    </style:style>
    <style:style style:name="T40" style:family="text">
      <style:text-properties officeooo:rsid="00137a93"/>
    </style:style>
    <style:style style:name="T41" style:family="text">
      <style:text-properties officeooo:rsid="0014d7b0"/>
    </style:style>
    <style:style style:name="T42" style:family="text">
      <style:text-properties style:font-name="Liberation Sans1" officeooo:rsid="0014d7b0"/>
    </style:style>
    <style:style style:name="T43" style:family="text">
      <style:text-properties officeooo:rsid="0018c7fa"/>
    </style:style>
    <style:style style:name="T44" style:family="text">
      <style:text-properties officeooo:rsid="00194a00"/>
    </style:style>
    <style:style style:name="T45" style:family="text">
      <style:text-properties officeooo:rsid="001fdc8c"/>
    </style:style>
    <style:style style:name="T46" style:family="text">
      <style:text-properties officeooo:rsid="00234d88"/>
    </style:style>
    <style:style style:name="T47" style:family="text">
      <style:text-properties officeooo:rsid="00247f41"/>
    </style:style>
    <style:style style:name="T48" style:family="text">
      <style:text-properties officeooo:rsid="0027368d"/>
    </style:style>
    <style:style style:name="T49" style:family="text">
      <style:text-properties style:font-name="Liberation Serif1" officeooo:rsid="0027368d"/>
    </style:style>
    <style:style style:name="T50" style:family="text">
      <style:text-properties style:font-name="Liberation Sans2" officeooo:rsid="0027368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text:span text:style-name="T1">L</text:span>esvideo<text:span text:style-name="T1"> </text:span>123</text:p>
      <text:p text:style-name="P4"><text:span text:style-name="T17">Hoe maak ik in redelijke tijd een b</text:span><text:span text:style-name="T18">ruikbare</text:span><text:span text:style-name="T17"> lesvideo</text:span></text:p>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50">©</text:span> Jacques de Hooge en Thijs de Ruijter</text:p>
      <text:p text:style-name="P6">Licentie: Creative Commons</text:p>
      <text:p text:style-name="P7">Deze tekst mag naar hartelust door iedereen worden gebruikt!</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Inhoudsopgave</text:p>
          </text:index-title>
          <text:p text:style-name="P30"><text:a xlink:type="simple" xlink:href="#__RefHeading___Toc217_3421494182" text:style-name="Index_20_Link" text:visited-style-name="Index_20_Link">1. Hoe kun je lesvideos effectief inzetten<text:tab/>3</text:a></text:p>
          <text:p text:style-name="P31"><text:a xlink:type="simple" xlink:href="#__RefHeading___Toc223_3421494182" text:style-name="Index_20_Link" text:visited-style-name="Index_20_Link">Een element in de blended learning mix<text:tab/>3</text:a></text:p>
          <text:p text:style-name="P31"><text:a xlink:type="simple" xlink:href="#__RefHeading___Toc225_3421494182" text:style-name="Index_20_Link" text:visited-style-name="Index_20_Link">De student aan het roer<text:tab/>3</text:a></text:p>
          <text:p text:style-name="P31"><text:a xlink:type="simple" xlink:href="#__RefHeading___Toc227_3421494182" text:style-name="Index_20_Link" text:visited-style-name="Index_20_Link">Een samenhangend, geϊllustreerd verhaal<text:tab/>3</text:a></text:p>
          <text:p text:style-name="P31"><text:a xlink:type="simple" xlink:href="#__RefHeading___Toc229_3421494182" text:style-name="Index_20_Link" text:visited-style-name="Index_20_Link">Van mens tot mens<text:tab/>3</text:a></text:p>
          <text:p text:style-name="P31"><text:a xlink:type="simple" xlink:href="#__RefHeading___Toc231_3421494182" text:style-name="Index_20_Link" text:visited-style-name="Index_20_Link">Deskundige student<text:tab/>3</text:a></text:p>
          <text:p text:style-name="P31"><text:a xlink:type="simple" xlink:href="#__RefHeading___Toc233_3421494182" text:style-name="Index_20_Link" text:visited-style-name="Index_20_Link">Steunzoekende student<text:tab/>4</text:a></text:p>
          <text:p text:style-name="P31"><text:a xlink:type="simple" xlink:href="#__RefHeading___Toc235_3421494182" text:style-name="Index_20_Link" text:visited-style-name="Index_20_Link">Welke onderwerpen<text:tab/>4</text:a></text:p>
          <text:p text:style-name="P31"><text:a xlink:type="simple" xlink:href="#__RefHeading___Toc237_3421494182" text:style-name="Index_20_Link" text:visited-style-name="Index_20_Link">Samenvattend<text:tab/>4</text:a></text:p>
          <text:p text:style-name="P30"><text:a xlink:type="simple" xlink:href="#__RefHeading___Toc219_3421494182" text:style-name="Index_20_Link" text:visited-style-name="Index_20_Link">2. Hoe kun je lesvideos efficient vervaardigen<text:tab/>5</text:a></text:p>
          <text:p text:style-name="P31"><text:a xlink:type="simple" xlink:href="#__RefHeading___Toc239_3421494182" text:style-name="Index_20_Link" text:visited-style-name="Index_20_Link">Vermijd perfectionisme maar ook slordigheid<text:tab/>5</text:a></text:p>
          <text:p text:style-name="P31"><text:a xlink:type="simple" xlink:href="#__RefHeading___Toc241_3421494182" text:style-name="Index_20_Link" text:visited-style-name="Index_20_Link">Neem je lesvideo in delen (shots) op<text:tab/>5</text:a></text:p>
          <text:p text:style-name="P31"><text:a xlink:type="simple" xlink:href="#__RefHeading___Toc243_3421494182" text:style-name="Index_20_Link" text:visited-style-name="Index_20_Link">Plan je les en maak een script<text:tab/>5</text:a></text:p>
          <text:p text:style-name="P31"><text:a xlink:type="simple" xlink:href="#__RefHeading___Toc245_3421494182" text:style-name="Index_20_Link" text:visited-style-name="Index_20_Link">Zorg voor eenheid van tijd, plaats en handeling<text:tab/>5</text:a></text:p>
          <text:p text:style-name="P31"><text:a xlink:type="simple" xlink:href="#__RefHeading___Toc247_3421494182" text:style-name="Index_20_Link" text:visited-style-name="Index_20_Link">Gebruik visuele cues om trefzeker en snel te editten<text:tab/>6</text:a></text:p>
          <text:p text:style-name="P31"><text:a xlink:type="simple" xlink:href="#__RefHeading___Toc249_3421494182" text:style-name="Index_20_Link" text:visited-style-name="Index_20_Link">Gebruik een editing tool waarmee al je clips in één handeling aan elkaar kunt cross-faden<text:tab/>6</text:a></text:p>
          <text:p text:style-name="P31"><text:a xlink:type="simple" xlink:href="#__RefHeading___Toc251_3421494182" text:style-name="Index_20_Link" text:visited-style-name="Index_20_Link">Save je video in hoge resolutie, bijvoorbeeld als mp4 file<text:tab/>6</text:a></text:p>
          <text:p text:style-name="P31"><text:a xlink:type="simple" xlink:href="#__RefHeading___Toc253_3421494182" text:style-name="Index_20_Link" text:visited-style-name="Index_20_Link">Bewaar je originele shots en clips!<text:tab/>6</text:a></text:p>
          <text:p text:style-name="P31"><text:a xlink:type="simple" xlink:href="#__RefHeading___Toc255_3421494182" text:style-name="Index_20_Link" text:visited-style-name="Index_20_Link">Maak een backup op een externe harddisk<text:tab/>7</text:a></text:p>
          <text:p text:style-name="P31"><text:a xlink:type="simple" xlink:href="#__RefHeading___Toc257_3421494182" text:style-name="Index_20_Link" text:visited-style-name="Index_20_Link">Overweeg streaming via YouTube<text:tab/>7</text:a></text:p>
          <text:p text:style-name="P31"><text:a xlink:type="simple" xlink:href="#__RefHeading___Toc259_3421494182" text:style-name="Index_20_Link" text:visited-style-name="Index_20_Link">Kies je taal bewust<text:tab/>7</text:a></text:p>
          <text:p text:style-name="P31"><text:a xlink:type="simple" xlink:href="#__RefHeading___Toc261_3421494182" text:style-name="Index_20_Link" text:visited-style-name="Index_20_Link">Manage je verwachtingen en neem de tijd<text:tab/>7</text:a></text:p>
          <text:p text:style-name="P31"><text:a xlink:type="simple" xlink:href="#__RefHeading___Toc263_3421494182" text:style-name="Index_20_Link" text:visited-style-name="Index_20_Link">Zorg voor goede hulpmiddelen<text:tab/>7</text:a></text:p>
          <text:p text:style-name="P30"><text:a xlink:type="simple" xlink:href="#__RefHeading___Toc265_3421494182" text:style-name="Index_20_Link" text:visited-style-name="Index_20_Link">3. Hulpmiddelen en technische tips<text:tab/>9</text:a></text:p>
          <text:p text:style-name="P31"><text:a xlink:type="simple" xlink:href="#__RefHeading___Toc267_3421494182" text:style-name="Index_20_Link" text:visited-style-name="Index_20_Link">Recording software<text:tab/>9</text:a></text:p>
          <text:p text:style-name="P31"><text:a xlink:type="simple" xlink:href="#__RefHeading___Toc269_3421494182" text:style-name="Index_20_Link" text:visited-style-name="Index_20_Link">Editing software<text:tab/>9</text:a></text:p>
          <text:p text:style-name="P31"><text:a xlink:type="simple" xlink:href="#__RefHeading___Toc271_3421494182" text:style-name="Index_20_Link" text:visited-style-name="Index_20_Link">Postproductie software<text:tab/>9</text:a></text:p>
          <text:p text:style-name="P31"><text:a xlink:type="simple" xlink:href="#__RefHeading___Toc273_3421494182" text:style-name="Index_20_Link" text:visited-style-name="Index_20_Link">Smartboard software<text:tab/>9</text:a></text:p>
          <text:p text:style-name="P31"><text:a xlink:type="simple" xlink:href="#__RefHeading___Toc275_3421494182" text:style-name="Index_20_Link" text:visited-style-name="Index_20_Link">Overige software<text:tab/>9</text:a></text:p>
          <text:p text:style-name="P31"><text:a xlink:type="simple" xlink:href="#__RefHeading___Toc277_3421494182" text:style-name="Index_20_Link" text:visited-style-name="Index_20_Link">Cameras<text:tab/>9</text:a></text:p>
          <text:p text:style-name="P31"><text:a xlink:type="simple" xlink:href="#__RefHeading___Toc279_3421494182" text:style-name="Index_20_Link" text:visited-style-name="Index_20_Link">Geluid<text:tab/>10</text:a></text:p>
          <text:p text:style-name="P31"><text:a xlink:type="simple" xlink:href="#__RefHeading___Toc281_3421494182" text:style-name="Index_20_Link" text:visited-style-name="Index_20_Link">Lampen<text:tab/>10</text:a></text:p>
          <text:p text:style-name="P31"><text:a xlink:type="simple" xlink:href="#__RefHeading___Toc283_3421494182" text:style-name="Index_20_Link" text:visited-style-name="Index_20_Link">Touch screens<text:tab/>10</text:a></text:p>
          <text:p text:style-name="P31"><text:a xlink:type="simple" xlink:href="#__RefHeading___Toc285_3421494182" text:style-name="Index_20_Link" text:visited-style-name="Index_20_Link">Werkplek<text:tab/>10</text:a></text:p>
        </text:index-body>
      </text:table-of-content>
      <text:p text:style-name="P7"/>
      <text:h text:style-name="P34" text:outline-level="1"><text:bookmark-start text:name="__RefHeading___Toc217_3421494182"/><text:span text:style-name="T4">Hoe kun je </text:span><text:span text:style-name="T27">lesvideos effectief inzetten<text:line-break/></text:span><text:bookmark-end text:name="__RefHeading___Toc217_3421494182"/></text:h>
      <text:h text:style-name="P36" text:outline-level="2"><text:bookmark-start text:name="__RefHeading___Toc223_3421494182"/><text:span text:style-name="T15">E</text:span><text:span text:style-name="T16">en element in </text:span><text:span text:style-name="T22">de blended learning mix</text:span><text:bookmark-end text:name="__RefHeading___Toc223_3421494182"/></text:h>
      <text:p text:style-name="P9">Lesvideos zijn het meest <text:s/>effectief in een mix van lesmethoden. Een lesvideo is vanwege het inherente eenrichtingsverkeer vooral geschikt voor vervanging van “frontaal lesgeven”. Door lesvideo’s te gebruiken ontstaat ruimte om de contacttijd te benutten voor interactie met de studenten door beantwoording van vragen of het begeleid oefenen.</text:p>
      <text:h text:style-name="Heading_20_2" text:outline-level="2"><text:bookmark-start text:name="__RefHeading___Toc225_3421494182"/><text:span text:style-name="T19">D</text:span><text:span text:style-name="T2">e student aan het roer</text:span><text:bookmark-end text:name="__RefHeading___Toc225_3421494182"/></text:h>
      <text:p text:style-name="P13"><text:span text:style-name="T2">Daarnaast is er het voordeel dat studenten de video kunnen bekijken als het hen uitkomt,</text:span><text:span text:style-name="T20"> desgewenst stukje bij beetje. Ze kunnen</text:span><text:span text:style-name="T2"> </text:span><text:span text:style-name="T23">onderdelen</text:span><text:span text:style-name="T2"> die “gesneden koek” zijn versneld afspelen </text:span><text:span text:style-name="T20">of overslaan </text:span><text:span text:style-name="T2">en </text:span><text:span text:style-name="T23">onder</text:span><text:span text:style-name="T2">delen </text:span><text:span text:style-name="T20">die </text:span><text:span text:style-name="T23">lastig</text:span><text:span text:style-name="T20"> zijn</text:span><text:span text:style-name="T2"> terugkijken.</text:span></text:p>
      <text:h text:style-name="Heading_20_2" text:outline-level="2"><text:bookmark-start text:name="__RefHeading___Toc227_3421494182"/>Een samenhangend, ge<text:span text:style-name="T9">ϊl</text:span>lustreerd verhaal<text:bookmark-end text:name="__RefHeading___Toc227_3421494182"/></text:h>
      <text:p text:style-name="P15"><text:span text:style-name="T20">Daar waar in een live les de uitleg af en toe </text:span><text:span text:style-name="T21">ook bij ervaren docenten </text:span><text:span text:style-name="T20">“van het pad af” kan raken, kan middels een eenvoudig script en het per scene opnieuw opnemen van missers een goed lopende, b</text:span><text:span text:style-name="T23">ondige</text:span><text:span text:style-name="T20"> uitleg worden bereikt. Tussendoor kunnen gemakkelijk filmfragmenten, slides en dergelijke worden getoond.</text:span></text:p>
      <text:h text:style-name="P37" text:outline-level="2"><text:bookmark-start text:name="__RefHeading___Toc229_3421494182"/>Van mens tot mens<text:bookmark-end text:name="__RefHeading___Toc229_3421494182"/></text:h>
      <text:p text:style-name="P15"><text:span text:style-name="T20">Handig is als bij dit alles de docent (klein) in beeld blijf</text:span><text:span text:style-name="T21">t</text:span><text:span text:style-name="T20">, zodat er een bepaalde mate van (e</text:span><text:span text:style-name="T24">en</text:span><text:span text:style-name="T20">zijdig) contact blijft bestaan. </text:span><text:span text:style-name="T21">Veelvuldig onderzoek wijst uit dat lesgeven niet alleen een cognitief, maar vooral ook een affectief proces is. Het blijkt dat ook het zich eigen maken van exacte kennis in eerste instantie vaak meer een kwestie van vertrouwen </text:span><text:span text:style-name="T24">in de</text:span><text:span text:style-name="T21"> boodschapper dan van pure cognitie is. Dus praat ook bij exacte onderwerpen van mens tot mens, dan blijft het geheel verteerbaar.</text:span></text:p>
      <text:h text:style-name="P40" text:outline-level="2" text:is-list-header="true"><text:bookmark-start text:name="__RefHeading___Toc231_3421494182"/>Deskundige student<text:bookmark-end text:name="__RefHeading___Toc231_3421494182"/></text:h>
      <text:p text:style-name="P14"><text:span text:style-name="T21">Een uitzondering is de ze</text:span><text:span text:style-name="T24">lfverzekerde </text:span><text:span text:style-name="T21">student die doelgericht opzoek is naar een ontbrekend puzzelstukje in een al aanwezig </text:span><text:span text:style-name="T24">deskundigheids-</text:span><text:span text:style-name="T21">kader. Zo’n student heeft voldoende vertrouwen om het ontbrekende “hapje” op eigen gezag te consumeren</text:span><text:span text:style-name="T24"> en te integreren</text:span><text:span text:style-name="T21">. Deze situatie is in veel opleidingssituatie eerder uitzondering dan regel.</text:span><text:span text:style-name="T24"> Vooral part-time studenten met werk-ervaring voldoen aan dit profiel.</text:span></text:p>
      <text:h text:style-name="P41" text:outline-level="2"><text:bookmark-start text:name="__RefHeading___Toc233_3421494182"/><text:soft-page-break/>Steunzoekende student<text:bookmark-end text:name="__RefHeading___Toc233_3421494182"/></text:h>
      <text:p text:style-name="P16"><text:span text:style-name="T2">Juist studenten die het zelfstandig “veroveren” </text:span><text:span text:style-name="T22">van kennis </text:span><text:span text:style-name="T2">niet gewend zijn</text:span><text:span text:style-name="T22">, hebben baat bij persoonlijk contact, ook al is dat bij het zien van een video beperkt tot een pratend hoofdje in de hoek van het scherm.</text:span><text:span text:style-name="T24"> Dergelijke studenten hebben vaak potentieel, maar weinig vertrouwen in eigen vermogens. Ook in een video zijn dergelijke studenten aan te spreken. Het eenzijdige contact is te vergelijken met de invloed van een zelfhulp-boek, waarbij ook de toon de muziek bepaalt.</text:span></text:p>
      <text:h text:style-name="Heading_20_2" text:outline-level="2"><text:bookmark-start text:name="__RefHeading___Toc235_3421494182"/>Welke onderwerpen<text:bookmark-end text:name="__RefHeading___Toc235_3421494182"/></text:h>
      <text:p text:style-name="P8">Vrijwel elk onderwerp leent zich voor gebruik van lesvideos. Van straatjes leggen en slecht-weer gesprekken op<text:span text:style-name="T45"> </text:span>YouTube tot wiskunde op Khan Academy, er is vrijwel geen onderwijs-gebied waarop videos geen aandeel kunnen leveren. Zelfs bij het aanleren van bij uitstek fysieke activiteiten zoals dansen en paardrijden leveren videos een bijdrage. Aan de andere kant is <text:span text:style-name="T30">alleen </text:span><text:span text:style-name="T31">een video zelden voldoende. Interactie, vragen stellen en “gezien worden” </text:span><text:span text:style-name="T32">zijn voor de student </text:span><text:span text:style-name="T31">meestal onmisbare elementen. Het leuke is dat het gebruik van video-lesmateriaal binnen een beperkt aantal contact-uren ruimte cre</text:span><text:span text:style-name="T26">ë</text:span><text:span text:style-name="T31">ert voor </text:span><text:span text:style-name="T32">juist </text:span><text:span text:style-name="T31">deze elementen. </text:span></text:p>
      <text:h text:style-name="P42" text:outline-level="2"><text:bookmark-start text:name="__RefHeading___Toc237_3421494182"/>Samenvattend<text:bookmark-end text:name="__RefHeading___Toc237_3421494182"/></text:h>
      <text:list xml:id="list3132027356" text:style-name="L1">
        <text:list-item>
          <text:p text:style-name="P51">Gebruik video als <text:span text:style-name="T33">één element in een mix van lesvormen.</text:span></text:p>
        </text:list-item>
        <text:list-item>
          <text:p text:style-name="P52">Wijs de student er op dat hij de video naar eigen behoefte kan stilzetten, in delen kan bekijken, versneld kan afspelen en onderdelen kan skippen of herhalen.</text:p>
        </text:list-item>
        <text:list-item>
          <text:p text:style-name="P52">Wees kritisch op de kwaliteit van de uitleg en schroom niet dingen opnieuw op te nemen als je onduidelijkheden ziet.</text:p>
        </text:list-item>
        <text:list-item>
          <text:p text:style-name="P52">Laat je zien als mens, visueel en in taalgebruik, bijvoorbeeld door toevoeging van anekdotes en oprechte bemoedigende opmerkingen.</text:p>
        </text:list-item>
        <text:list-item>
          <text:p text:style-name="P53"><text:span text:style-name="T33">S</text:span>tem je video af op het type student dat je verwacht: de zelfstandige, gevorderde cherrypicker of de steunzoeker met onontsloten potentieel.</text:p>
        </text:list-item>
        <text:list-item>
          <text:p text:style-name="P53">Elk onderwerp leent zich voor het gebruik van lesvideos, zoals blijkt uit de talloze “how to” videos op YouTube en de gelikte wiskundelessen op Khan Academy.</text:p>
        </text:list-item>
      </text:list>
      <text:p text:style-name="P10"/>
      <text:h text:style-name="P33" text:outline-level="1"><text:soft-page-break/></text:h>
      <text:h text:style-name="Heading_20_1" text:outline-level="1"><text:bookmark-start text:name="__RefHeading___Toc219_3421494182"/><text:span text:style-name="T27">Hoe </text:span><text:span text:style-name="T3">k</text:span><text:span text:style-name="T4">un je lesvideos efficient </text:span><text:span text:style-name="T5">vervaardigen</text:span><text:bookmark-end text:name="__RefHeading___Toc219_3421494182"/></text:h>
      <text:h text:style-name="P43" text:outline-level="2"><text:bookmark-start text:name="__RefHeading___Toc239_3421494182"/>Vermijd perfectionisme maar ook slordigheid<text:bookmark-end text:name="__RefHeading___Toc239_3421494182"/></text:h>
      <text:p text:style-name="P11">Doel van een lesvideo is het overbrengen van kennis en vaardigheden. Een lesvideo hoeft geen filmprijs in de wacht te slepen. Hier geldt de regel van Pareto: 80% van het resultaat wordt bereikt met 20% van de inspanning. Aan de andere kant: bepaalde zaken, zoals verspringende beelden tussen scenes, vervormd of sterk in niveau varierend geluid, slechte belichting, spiegelende brilleglazen en onleesbare tekst zijn storend en gemakkelijk te vermijden. Ook een ad-hoc verhaal zonder kop of staart, vol vergissingen is moeilijk te verteren.</text:p>
      <text:h text:style-name="Heading_20_2" text:outline-level="2"><text:bookmark-start text:name="__RefHeading___Toc241_3421494182"/><text:span text:style-name="T25">N</text:span><text:span text:style-name="T2">eem je lesvideo in </text:span><text:span text:style-name="T25">delen (shots)</text:span><text:span text:style-name="T2"> op</text:span><text:bookmark-end text:name="__RefHeading___Toc241_3421494182"/></text:h>
      <text:p text:style-name="P11">Plan je videoles door middel van een script, hoe eenvoudig ook. Voor de vuist weg een goede les geven zonder publiek is weinigen gegeven. De ideale lengte voor een shot is ca. 3 minuten. Langer leidt tot frustratie en tijdverlies als je aan het eind een vergissing maakt en je verhaal steeds opnieuw moet houden. Kortere shots leiden tot overheersende en daardoor afleidende aanwezigheid van overgangen.</text:p>
      <text:h text:style-name="P43" text:outline-level="2"><text:bookmark-start text:name="__RefHeading___Toc243_3421494182"/>Plan je les en maak een script<text:bookmark-end text:name="__RefHeading___Toc243_3421494182"/></text:h>
      <text:p text:style-name="P23">Voor een geroutineerde docent loopt les met studenten erbij vaak vanzelf. Juist het reageren op wat er gebeurt maakt een les lev<text:span text:style-name="T45">e</text:span>ndig en daarmee doeltreffend. Bij het opnemen van een videoles ontbreekt deze sturende feedback-lus. Schrijf daarom per shot uit wat je wilt overbrengen. Bereidt eventueel slides voor, bijvoorbeeld met animaties of door vaste tekst te combineren met ad-hoc annotaties. Zet je script van de huidige shot vlak onder of boven de camera, zodat je bij het opnemen recht in de camera kijkt.</text:p>
      <text:h text:style-name="P44" text:outline-level="2"><text:bookmark-start text:name="__RefHeading___Toc245_3421494182"/><text:span text:style-name="T10">Z</text:span><text:span text:style-name="T8">org voor eenheid van tijd, plaats en handeling</text:span><text:bookmark-end text:name="__RefHeading___Toc245_3421494182"/></text:h>
      <text:p text:style-name="P12">Een video wordt door de student ervaren als een aaneengesloten geheel. Dit wel zeggen dat het merkwaardig is als:</text:p>
      <text:list xml:id="list665583274" text:style-name="L2">
        <text:list-item>
          <text:p text:style-name="P59">Je opeens andere kleren aanhebt</text:p>
        </text:list-item>
        <text:list-item>
          <text:p text:style-name="P59">Het eerst dag is en dan opeens nacht</text:p>
        </text:list-item>
        <text:list-item>
          <text:p text:style-name="P59">Je haar eerst nat is en twee seconden later droog</text:p>
        </text:list-item>
        <text:list-item>
          <text:p text:style-name="P60"><text:span text:style-name="T8">Je verhaal hiaten </text:span><text:span text:style-name="T11">of doublures </text:span><text:span text:style-name="T8">vertoond</text:span></text:p>
          <text:p text:style-name="P59"/>
        </text:list-item>
      </text:list>
      <text:p text:style-name="P29">Dit is allemaal geen “big deal”, maar als je belang hecht aan een soepele kijkervaring zonder hoog “bloopers” gehalte kun je er op letten.</text:p>
      <text:p text:style-name="P12"/>
      <text:h text:style-name="P45" text:outline-level="2"><text:bookmark-start text:name="__RefHeading___Toc247_3421494182"/><text:soft-page-break/>Gebruik visuele cues om trefzeker en snel te editten<text:bookmark-end text:name="__RefHeading___Toc247_3421494182"/></text:h>
      <text:p text:style-name="P17">Doe bij opname van elk shot het volgende:</text:p>
      <text:list xml:id="list2852585005" text:style-name="L3">
        <text:list-item>
          <text:p text:style-name="P61">Start de opname</text:p>
        </text:list-item>
        <text:list-item>
          <text:p text:style-name="P61">Wacht 2 seconden</text:p>
        </text:list-item>
        <text:list-item>
          <text:p text:style-name="P61">Geef met twee handen in beeld een thumbs up</text:p>
        </text:list-item>
        <text:list-item>
          <text:p text:style-name="P61">Wacht <text:s/>2 seconden</text:p>
        </text:list-item>
        <text:list-item>
          <text:p text:style-name="P64"><text:span text:style-name="T35">Houd </text:span><text:span text:style-name="T36">je uitleg</text:span><text:span text:style-name="T35"> of doe je ding</text:span></text:p>
        </text:list-item>
        <text:list-item>
          <text:p text:style-name="P61">Wacht <text:s/>2 seconden</text:p>
        </text:list-item>
        <text:list-item>
          <text:p text:style-name="P61">Geef met beide handen in <text:s/>beeld een stopteken (handpalmen naar camera met gespreide vingers)</text:p>
        </text:list-item>
        <text:list-item>
          <text:p text:style-name="P61">Wacht 2 seconden</text:p>
        </text:list-item>
        <text:list-item>
          <text:p text:style-name="P61">Zet de camera af<text:line-break/></text:p>
        </text:list-item>
      </text:list>
      <text:p text:style-name="P27">Maak clips van je shots door ze als volgt te <text:span text:style-name="T44">op maat te snijden (trimmen)</text:span>:<text:line-break/></text:p>
      <text:list xml:id="list3215863314" text:style-name="L4">
        <text:list-item>
          <text:p text:style-name="P62">Sleep in je tool de tijd-slider tot de thumbs-up zichbaar wordt</text:p>
        </text:list-item>
        <text:list-item>
          <text:p text:style-name="P62">Sleep hem daarna verder tot je handen weer net uit beeld verwenen zijn</text:p>
        </text:list-item>
        <text:list-item>
          <text:p text:style-name="P62">Markeer dit als begin van je clip</text:p>
        </text:list-item>
        <text:list-item>
          <text:p text:style-name="P62">Sleep de tijd-slider tot het stopteken zichtbaar wordt</text:p>
        </text:list-item>
        <text:list-item>
          <text:p text:style-name="P62">Sleep hem terug (!)<text:span text:style-name="T39"> </text:span>tot je handen net uit beeld zijn</text:p>
        </text:list-item>
        <text:list-item>
          <text:p text:style-name="P63">Markeer dit als eind van je clip</text:p>
        </text:list-item>
        <text:list-item>
          <text:p text:style-name="P63">Save je clip</text:p>
        </text:list-item>
      </text:list>
      <text:h text:style-name="P46" text:outline-level="2"><text:bookmark-start text:name="__RefHeading___Toc249_3421494182"/>Gebruik een editing tool waarmee <text:span text:style-name="T46">al </text:span>je <text:span text:style-name="T46">clip</text:span>s in <text:span text:style-name="T28">éé</text:span><text:span text:style-name="T8">n handeling aan elkaar kunt cross-faden</text:span><text:bookmark-end text:name="__RefHeading___Toc249_3421494182"/></text:h>
      <text:p text:style-name="P28"><text:span text:style-name="T10">Cross-fading is het maken van overvloeiers tussen </text:span><text:span text:style-name="T8">clips</text:span><text:span text:style-name="T10">. Overvloeiers van ca </text:span><text:span text:style-name="T29">½</text:span><text:span text:style-name="T10"> seconde zijn ideaal. Ze laten slechts een verwaarloosbaar deel van de </text:span><text:span text:style-name="T13">clip</text:span><text:span text:style-name="T10"> verloren gaan, maar voorkomen </text:span><text:span text:style-name="T12">toch </text:span><text:span text:style-name="T10">hinderlijk “verspringen” van het beeld door houdingsverandering van de docent en wijziging van de lichtomstandigheden.</text:span><text:span text:style-name="T8"> In combinatie met de boven beschreven visuele cueing techniek kun je zo snel en netjes van een serie shots, via een serie <text:s/>clips (getrimd) komen tot een </text:span><text:span text:style-name="T12">complete les</text:span><text:span text:style-name="T8">video.</text:span></text:p>
      <text:h text:style-name="P47" text:outline-level="2"><text:bookmark-start text:name="__RefHeading___Toc251_3421494182"/>Save je video in hoge resolutie, bijvoorbeeld als mp4 file<text:bookmark-end text:name="__RefHeading___Toc251_3421494182"/></text:h>
      <text:p text:style-name="P18">Een hoge resolutie geeft een grote file, maar achteraf kun je met een tooltje hieruit eenvoudig een low-res file maken. Bij uploaden naar YouTube gebeurt dat trouwens vanzelf. Echter kun je zo altijd bij voortschrijdende techiek alsnog je hi-res versie gaan gebruiken. Bandbreedte en schermresolutie worden met de jaren steeds ruimer.</text:p>
      <text:h text:style-name="P47" text:outline-level="2"><text:bookmark-start text:name="__RefHeading___Toc253_3421494182"/>Bewaar je originele shots en clips!<text:bookmark-end text:name="__RefHeading___Toc253_3421494182"/></text:h>
      <text:p text:style-name="P18">Zo kun je altijd eenvoudig scenes inlassen, weglaten of van volgorde veranderen. <text:span text:style-name="T40">Misschien ontdek je achteraf storende fouten of komt nieuwe kennis beschikbaar. Alles opnieuw opnemen is een werk dat je niemand zou gunnen. Gaan knippen in de gehele video geeft </text:span><text:soft-page-break/><text:span text:style-name="T40">vaak kwaliteitsverlies en is veel lastiger, omdat de “loze” uiteindes van de fragmenten door wegknippen van de fades steeds korter worden na elke herschikking.</text:span></text:p>
      <text:h text:style-name="P48" text:outline-level="2"><text:bookmark-start text:name="__RefHeading___Toc255_3421494182"/>Maak een backup op een externe harddisk<text:bookmark-end text:name="__RefHeading___Toc255_3421494182"/></text:h>
      <text:p text:style-name="P19">Wis NOOIT iets van je backupmedium en overschrijf NOOIT oude versies. Vroeg of laat gaat dit mis, zelfs bij professionele omroepen. Een grote externe harddisk kost ca 50 Euro. Dit staat in geen verhouding tot de ge<text:span text:style-name="T2">ϊ</text:span>nvesteerde energie, creativiteit, tijd en liefde. Berg ‘m als ie vol is op, op een fysiek <text:span text:style-name="T47">van je laptop </text:span>gescheiden lokatie (auto, schuur, werkgever, ouders). Koop zowiezo elk jaar een nieuwe en bewaar de oude zoals aangegeven. Vertrouw NIET uitsluitend op YouTube, Google Drive o.i.d. voor backups. Op YouTube loopt de kwaliteit sterk terug, en alle on-line storage providers wijzen elke verantwoordelijkheid voor zoekraken van content van de hand.</text:p>
      <text:h text:style-name="P48" text:outline-level="2"><text:bookmark-start text:name="__RefHeading___Toc257_3421494182"/>Overweeg streaming via YouTube<text:bookmark-end text:name="__RefHeading___Toc257_3421494182"/></text:h>
      <text:p text:style-name="P19">Het content delivery network van YouTube is geoptimaliseerd voor video streams, remote cooperation software zoals Teams is dat niet. En waarom zou je je effort niet zo breed mogelijk ter beschikking stellen. Delen van kennis met iedereen is een groot goed. Heel veel getalenteerde mensen zijn buitengesloten van ons onderwijssysteem, bijvoorbeeld omdat zich niet in de schoolbanken thuisvoelen of door omstandigheden niet aan de toelatingseisen voldoen. Stel de vrucht van je inspanning ter beschikking aan de samenleving.</text:p>
      <text:h text:style-name="P48" text:outline-level="2"><text:bookmark-start text:name="__RefHeading___Toc259_3421494182"/>Kies je taal bewust<text:bookmark-end text:name="__RefHeading___Toc259_3421494182"/></text:h>
      <text:p text:style-name="P19">Ja, van een engelstalige video kan ook iemand meteen mobiele telefoon in een sloppenwijk plezier hebben. Aan de andere kant: er is al heel veel engelstalig lesmateriaal en voor sommige nederlandse studenten is engels nog steeds een moeilijk neembare hindernis. Hierin kun je alleen zelf een keuze maken.</text:p>
      <text:h text:style-name="P38" text:outline-level="2"><text:bookmark-start text:name="__RefHeading___Toc261_3421494182"/>Manage je verwachtingen en neem de tijd<text:bookmark-end text:name="__RefHeading___Toc261_3421494182"/></text:h>
      <text:p text:style-name="P20">H<text:span text:style-name="T41">et idee dat docenten “even” een lesvideo maken getuigt van totaal gebrek aan realisme. Het maken van een redelijke lesvideo kost in het begin </text:span><text:span text:style-name="T42">éé</text:span><text:span text:style-name="T41">n </text:span><text:span text:style-name="T42">à</text:span><text:span text:style-name="T41"> twee volle werkdagen per uur video. Na vervaardiging van enige uren materiaal loopt dit met de nodige inspanning terug tot ruim een halve dag voor onderwerpen waar men zo goed in thuis is dat een kort, puntsgewijs script voldoende is, gesteld dat materialen zoals sheets en opgaven al vervaardigd zijn.</text:span></text:p>
      <text:h text:style-name="P49" text:outline-level="2"><text:bookmark-start text:name="__RefHeading___Toc263_3421494182"/><text:span text:style-name="T41">Zorg voor goede </text:span><text:span text:style-name="T14">hulpmiddelen</text:span><text:bookmark-end text:name="__RefHeading___Toc263_3421494182"/></text:h>
      <text:p text:style-name="P24"><text:span text:style-name="T34">Video-productie vergt een snelle computer met veel geheugen en een grote harde schijf. Uploaden van video’s vergt </text:span><text:span text:style-name="T37">een I</text:span><text:span text:style-name="T34">nternet verbinding met een redelijk snelle up-link. Goed geluid, goede belichting en goede software zijn cruciaal. Het volgende hoofdstuk gaat in op </text:span><text:soft-page-break/><text:span text:style-name="T34">deze praktische aspecten. Over het algemeen geldt: het maken van een goede </text:span><text:span text:style-name="T37">les</text:span><text:span text:style-name="T34">video is geen kleinigheid. Ook wanneer bij lange na geen omroepkwaliteit wordt nagestreeft is het een vaardigheid die veroverd moet worden door er </text:span><text:span text:style-name="T38">b</text:span><text:span text:style-name="T34">ehoorlijk veel tijd en moeite in te stoppen. Maar dan heb je wel iets dat keer op keer gebruikt kan worden, zolang de aangeboden kennis <text:s/>actueel blijft.</text:span></text:p>
      <text:h text:style-name="P35" text:outline-level="1"><text:bookmark-start text:name="__RefHeading___Toc265_3421494182"/><text:span text:style-name="T6">Hulpmiddelen en t</text:span><text:span text:style-name="T7">echnische </text:span><text:span text:style-name="T6">tips</text:span><text:bookmark-end text:name="__RefHeading___Toc265_3421494182"/></text:h>
      <text:h text:style-name="P50" text:outline-level="2" text:is-list-header="true"><text:bookmark-start text:name="__RefHeading___Toc267_3421494182"/>Recording software<text:bookmark-end text:name="__RefHeading___Toc267_3421494182"/></text:h>
      <text:p text:style-name="P21">OBS studio</text:p>
      <text:p text:style-name="P56">...</text:p>
      <text:p text:style-name="P25"/>
      <text:h text:style-name="P50" text:outline-level="2"><text:bookmark-start text:name="__RefHeading___Toc269_3421494182"/>Editing software<text:bookmark-end text:name="__RefHeading___Toc269_3421494182"/></text:h>
      <text:p text:style-name="P21">OpenShot video editor</text:p>
      <text:p text:style-name="P56">...</text:p>
      <text:p text:style-name="P21"/>
      <text:h text:style-name="P50" text:outline-level="2"><text:bookmark-start text:name="__RefHeading___Toc271_3421494182"/>Postproductie software<text:bookmark-end text:name="__RefHeading___Toc271_3421494182"/></text:h>
      <text:p text:style-name="P21">Ffmpeg</text:p>
      <text:p text:style-name="P56">...</text:p>
      <text:p text:style-name="P21"/>
      <text:h text:style-name="P50" text:outline-level="2"><text:bookmark-start text:name="__RefHeading___Toc273_3421494182"/>Smartboard software<text:bookmark-end text:name="__RefHeading___Toc273_3421494182"/></text:h>
      <text:p text:style-name="P22">OpenBoard</text:p>
      <text:p text:style-name="P56">...</text:p>
      <text:h text:style-name="P50" text:outline-level="2"><text:bookmark-start text:name="__RefHeading___Toc275_3421494182"/>Overige software<text:bookmark-end text:name="__RefHeading___Toc275_3421494182"/></text:h>
      <text:p text:style-name="P22">LibreOffice Impress</text:p>
      <text:p text:style-name="P22">Powerpoint</text:p>
      <text:p text:style-name="P56">...</text:p>
      <text:p text:style-name="P22"/>
      <text:h text:style-name="P50" text:outline-level="2"><text:bookmark-start text:name="__RefHeading___Toc277_3421494182"/>Cameras<text:bookmark-end text:name="__RefHeading___Toc277_3421494182"/></text:h>
      <text:p text:style-name="P22">Webcams</text:p>
      <text:p text:style-name="P22">Phonecams</text:p>
      <text:p text:style-name="P56">...</text:p>
      <text:p text:style-name="P22"><text:soft-page-break/></text:p>
      <text:h text:style-name="P39" text:outline-level="2"><text:bookmark-start text:name="__RefHeading___Toc279_3421494182"/>G<text:span text:style-name="T43">eluid</text:span><text:bookmark-end text:name="__RefHeading___Toc279_3421494182"/></text:h>
      <text:p text:style-name="P26">Microfoons</text:p>
      <text:p text:style-name="P26">Mengpanelen</text:p>
      <text:p text:style-name="P58">...</text:p>
      <text:h text:style-name="P50" text:outline-level="2"><text:bookmark-start text:name="__RefHeading___Toc281_3421494182"/>Lampen<text:bookmark-end text:name="__RefHeading___Toc281_3421494182"/></text:h>
      <text:p text:style-name="P22">Philips brightlight</text:p>
      <text:p text:style-name="P56">...</text:p>
      <text:p text:style-name="P22"/>
      <text:h text:style-name="P50" text:outline-level="2"><text:bookmark-start text:name="__RefHeading___Toc283_3421494182"/>Touch screens<text:bookmark-end text:name="__RefHeading___Toc283_3421494182"/></text:h>
      <text:p text:style-name="P22">Staand, groot format</text:p>
      <text:p text:style-name="P22">Tablet</text:p>
      <text:p text:style-name="P56">...</text:p>
      <text:p text:style-name="P22"/>
      <text:h text:style-name="P50" text:outline-level="2"><text:bookmark-start text:name="__RefHeading___Toc285_3421494182"/>Werkplek<text:bookmark-end text:name="__RefHeading___Toc285_3421494182"/></text:h>
      <text:p text:style-name="P22">Plaats ten opzichte van het raam</text:p>
      <text:p text:style-name="P56">Camera-positie</text:p>
      <text:p text:style-name="P22">Niet-storen bordje</text:p>
      <text:p text:style-name="P22">Spiegel</text:p>
      <text:p text:style-name="P56">...</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iberation Snas" svg:font-family="'Liberation Snas'"/>
    <style:font-face style:name="Mangal1" svg:font-family="Mangal"/>
    <style:font-face style:name="Liberation Serif1" svg:font-family="'Liberation Serif'" style:font-family-generic="roman"/>
    <style:font-face style:name="Noto Serif" svg:font-family="'Noto Serif'" style:font-family-generic="roman"/>
    <style:font-face style:name="Liberation Sans" svg:font-family="'Liberation Sans'" style:font-family-generic="swiss"/>
    <style:font-face style:name="Liberation Sans1" svg:font-family="'Liberation Sans'" style:font-adornments="Bold" style:font-family-generic="swiss"/>
    <style:font-face style:name="Noto Sans1" svg:font-family="'Noto Sans'" style:font-family-generic="swiss"/>
    <style:font-face style:name="Noto Sans" svg:font-family="'Noto Sans'" style:font-adornments="Bold" style:font-family-generic="swiss"/>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0T23:40:51.940000000</meta:creation-date>
    <meta:generator>LibreOffice/6.3.5.2$Linux_X86_64 LibreOffice_project/30$Build-2</meta:generator>
    <dc:date>2020-06-12T11:40:46.575441229</dc:date>
    <meta:editing-duration>PT3H54S</meta:editing-duration>
    <meta:editing-cycles>27</meta:editing-cycles>
    <meta:document-statistic meta:table-count="0" meta:image-count="0" meta:object-count="0" meta:page-count="10" meta:paragraph-count="150" meta:word-count="2038" meta:character-count="12542" meta:non-whitespace-character-count="10673"/>
  </office:meta>
</office:document-meta>
</file>